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regular" svg:font-family="robotoregular, sans-serif"/>
    <style:font-face style:name="Tahoma1" svg:font-family="Tahoma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 Nazanin+ Regular" svg:font-family="'B Nazanin+ Regular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8.1771in" fo:margin-top="0in" fo:margin-bottom="0in" style:page-number="auto" table:align="left" style:writing-mode="rl-tb"/>
    </style:style>
    <style:style style:name="Table1.A" style:family="table-column">
      <style:table-column-properties style:column-width="2.4701in"/>
    </style:style>
    <style:style style:name="Table1.B" style:family="table-column">
      <style:table-column-properties style:column-width="0.9563in"/>
    </style:style>
    <style:style style:name="Table1.C" style:family="table-column">
      <style:table-column-properties style:column-width="0.6021in"/>
    </style:style>
    <style:style style:name="Table1.D" style:family="table-column">
      <style:table-column-properties style:column-width="0.5514in"/>
    </style:style>
    <style:style style:name="Table1.E" style:family="table-column">
      <style:table-column-properties style:column-width="1.9167in"/>
    </style:style>
    <style:style style:name="Table1.F" style:family="table-column">
      <style:table-column-properties style:column-width="1.6806in"/>
    </style:style>
    <style:style style:name="Table1.1" style:family="table-row">
      <style:table-row-properties style:min-row-height="0.2889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999999" fo:border-right="0.0069in solid #999999" fo:border-top="0.0069in solid #999999" fo:border-bottom="0.0139in solid #666666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fo:padding-left="0.075in" fo:padding-right="0.075in" fo:padding-top="0in" fo:padding-bottom="0in" fo:border="0.0069in solid #999999"/>
    </style:style>
    <style:style style:name="Table1.C2" style:family="table-cell" style:data-style-name="N0">
      <style:table-cell-properties fo:padding-left="0.075in" fo:padding-right="0.075in" fo:padding-top="0in" fo:padding-bottom="0in" fo:border="0.0069in solid #999999"/>
    </style:style>
    <style:style style:name="Table1.A7" style:family="table-cell">
      <style:table-cell-properties fo:padding-left="0.075in" fo:padding-right="0.075in" fo:padding-top="0in" fo:padding-bottom="0in" fo:border-left="0.0069in solid #999999" fo:border-right="0.0069in solid #999999" fo:border-top="none" fo:border-bottom="0.0069in solid #999999"/>
    </style:style>
    <style:style style:name="Table1.C7" style:family="table-cell" style:data-style-name="N0">
      <style:table-cell-properties fo:padding-left="0.075in" fo:padding-right="0.075in" fo:padding-top="0in" fo:padding-bottom="0in" fo:border-left="0.0069in solid #999999" fo:border-right="0.0069in solid #999999" fo:border-top="none" fo:border-bottom="0.0069in solid #999999"/>
    </style:style>
    <style:style style:name="P1" style:family="paragraph" style:parent-style-name="Text_20_body">
      <style:paragraph-properties fo:margin-top="0in" fo:margin-bottom="0in" fo:line-height="100%"/>
      <style:text-properties fo:font-variant="normal" fo:text-transform="none" fo:color="#333333" style:font-name="Arial" fo:letter-spacing="normal" style:font-name-complex="Arial"/>
    </style:style>
    <style:style style:name="P2" style:family="paragraph" style:parent-style-name="Text_20_body">
      <style:paragraph-properties fo:margin-left="0in" fo:margin-right="0in" fo:margin-top="0in" fo:margin-bottom="0.1043in" fo:orphans="2" fo:widows="2" fo:text-indent="0in" style:auto-text-indent="false"/>
      <style:text-properties fo:font-variant="normal" fo:text-transform="none" fo:color="#333333" style:font-name="Arial" fo:letter-spacing="normal" style:font-name-complex="Arial"/>
    </style:style>
    <style:style style:name="P3" style:family="paragraph" style:parent-style-name="Text_20_body">
      <style:paragraph-properties fo:margin-left="0in" fo:margin-right="0in" fo:margin-top="0in" fo:margin-bottom="0.1043in" fo:orphans="2" fo:widows="2" fo:text-indent="0in" style:auto-text-indent="false"/>
      <style:text-properties fo:font-variant="normal" fo:text-transform="none" fo:color="#333333" style:font-name="Arial" fo:letter-spacing="normal" style:font-name-complex="Arial" style:font-size-complex="10.5pt" style:font-style-complex="normal" style:font-weight-complex="normal"/>
    </style:style>
    <style:style style:name="P4" style:family="paragraph" style:parent-style-name="Standard">
      <style:paragraph-properties fo:margin-top="0in" fo:margin-bottom="0in" fo:line-height="100%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style:font-name="Arial" style:font-name-complex="Arial"/>
    </style:style>
    <style:style style:name="P7" style:family="paragraph" style:parent-style-name="Standard">
      <style:paragraph-properties fo:margin-top="0in" fo:margin-bottom="0in" fo:line-height="100%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style:font-name="Arial" fo:font-size="12pt" style:font-name-asian="Calibri1" style:font-size-asian="12pt" style:font-name-complex="Arial"/>
    </style:style>
    <style:style style:name="P9" style:family="paragraph" style:parent-style-name="Standard">
      <style:paragraph-properties fo:margin-top="0in" fo:margin-bottom="0in" fo:line-height="100%"/>
      <style:text-properties style:font-name="Arial" fo:font-size="12pt" style:font-name-asian="Calibri1" style:font-size-asian="12pt" style:font-name-complex="Arial" style:font-size-complex="12pt"/>
    </style:style>
    <style:style style:name="P10" style:family="paragraph" style:parent-style-name="Standard">
      <style:paragraph-properties fo:margin-top="0in" fo:margin-bottom="0in" fo:line-height="100%" fo:text-align="start" style:justify-single-word="false" style:writing-mode="lr-tb"/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-complex="B Nazanin+ Regular"/>
    </style:style>
    <style:style style:name="T2" style:family="text">
      <style:text-properties fo:font-variant="normal" fo:text-transform="none" fo:color="#333333" fo:letter-spacing="normal" style:font-name-complex="robotoregular" style:font-size-complex="10.5pt" style:font-style-complex="normal" style:font-weight-complex="normal"/>
    </style:style>
    <style:style style:name="T3" style:family="text">
      <style:text-properties fo:font-variant="normal" fo:text-transform="none" fo:color="#333333" fo:letter-spacing="normal" style:font-size-complex="10.5pt" style:font-style-complex="normal" style:font-weight-complex="normal"/>
    </style:style>
    <style:style style:name="T4" style:family="text">
      <style:text-properties style:font-name-complex="robotoregular" style:font-size-complex="10.5pt" style:font-style-complex="normal" style:font-weight-complex="normal"/>
    </style:style>
    <style:style style:name="T5" style:family="text">
      <style:text-properties style:font-name="robotoregular" fo:font-size="10.5pt" fo:font-style="normal" fo:font-weight="normal"/>
    </style:style>
    <style:style style:name="T6" style:family="text">
      <style:text-properties fo:font-size="10.5pt" fo:font-style="normal" fo:font-weight="normal"/>
    </style:style>
    <style:style style:name="T7" style:family="text">
      <style:text-properties style:font-size-complex="10.5pt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شماره</text:p>
          </table:table-cell>
          <table:table-cell table:style-name="Table1.A1" office:value-type="string">
            <text:p text:style-name="P5">نام</text:p>
          </table:table-cell>
          <table:table-cell table:style-name="Table1.A1" office:value-type="string">
            <text:p text:style-name="P5">اهمیت</text:p>
          </table:table-cell>
          <table:table-cell table:style-name="Table1.A1" office:value-type="string">
            <text:p text:style-name="P5">برآورد</text:p>
            <text:p text:style-name="P7">(ساعت)</text:p>
          </table:table-cell>
          <table:table-cell table:style-name="Table1.A1" office:value-type="string">
            <text:p text:style-name="P5">چگونگی دمو</text:p>
          </table:table-cell>
          <table:table-cell table:style-name="Table1.A1" office:value-type="string">
            <text:p text:style-name="P5">نکات</text:p>
          </table:table-cell>
        </table:table-row>
        <table:table-row table:style-name="Table1.2">
          <table:table-cell table:style-name="Table1.A2" office:value-type="string">
            <text:p text:style-name="P10">22_10</text:p>
            <text:p text:style-name="P4"/>
          </table:table-cell>
          <table:table-cell table:style-name="Table1.A2" office:value-type="string">
            <text:p text:style-name="P6"><text:span text:style-name="T3">صفحه ورود</text:span> </text:p>
          </table:table-cell>
          <table:table-cell table:style-name="Table1.C2" office:value-type="float" office:value="4">
            <text:p text:style-name="P6">4</text:p>
          </table:table-cell>
          <table:table-cell table:style-name="Table1.C2" office:value-type="float" office:value="50">
            <text:p text:style-name="P6">50</text:p>
          </table:table-cell>
          <table:table-cell table:style-name="Table1.A2" office:value-type="string">
            <text:p text:style-name="P8">باز کردن صفحه – وارد کردن مشخصات ورود ( کارمند – مدیر) مشاهده پنل کاربری</text:p>
          </table:table-cell>
          <table:table-cell table:style-name="Table1.A2" office:value-type="string">
            <text:p text:style-name="P6"><text:bookmark text:name="_GoBack"/></text:p>
          </table:table-cell>
        </table:table-row>
        <table:table-row table:style-name="Table1.2">
          <table:table-cell table:style-name="Table1.A2" office:value-type="string">
            <text:p text:style-name="P10">22_9</text:p>
            <text:p text:style-name="P4"/>
          </table:table-cell>
          <table:table-cell table:style-name="Table1.A2" office:value-type="string">
            <text:p text:style-name="P6">پنل کاربری</text:p>
          </table:table-cell>
          <table:table-cell table:style-name="Table1.C2" office:value-type="float" office:value="4">
            <text:p text:style-name="P6">4</text:p>
          </table:table-cell>
          <table:table-cell table:style-name="Table1.C2" office:value-type="float" office:value="90">
            <text:p text:style-name="P6">90</text:p>
          </table:table-cell>
          <table:table-cell table:style-name="Table1.A2" office:value-type="string">
            <text:p text:style-name="P8">پنل کاربری مخصوص کارمند – مخصوص مدیر.</text:p>
            <text:p text:style-name="P8">وجودامکانات مطرح شده در نکات</text:p>
          </table:table-cell>
          <table:table-cell table:style-name="Table1.A2" office:value-type="string">
            <text:p text:style-name="P1"><text:span text:style-name="T6"><text:line-break/></text:span><text:span text:style-name="T7">امکانات سطح کارمند و بالا تر</text:span></text:p>
            <text:p text:style-name="P2"><text:span text:style-name="T6">1-</text:span><text:span text:style-name="T7">گرفتن پس دادن</text:span></text:p>
            <text:p text:style-name="P2">         <text:span text:style-name="T6">1-</text:span><text:span text:style-name="T7">اجاره دادن یک یا بیشتر عنوان به مشتری</text:span></text:p>
            <text:p text:style-name="P2">         <text:span text:style-name="T6">2- </text:span><text:span text:style-name="T7">ثبت بازگشتی ها</text:span></text:p>
            <text:p text:style-name="P2">         <text:span text:style-name="T6">3- </text:span><text:span text:style-name="T7">گزارش وصعیت یک دیسک خاص </text:span></text:p>
            <text:p text:style-name="P2">                       <text:span text:style-name="T7">عنوان </text:span><text:span text:style-name="T6">- </text:span><text:span text:style-name="T7">وضعیت</text:span></text:p>
            <text:p text:style-name="P2">                                        <text:span text:style-name="T7">اجاره داده شده </text:span><text:span text:style-name="T6">- </text:span><text:span text:style-name="T7">موجود</text:span></text:p>
            <text:p text:style-name="P2">                                          <text:span text:style-name="T7">در صورت اجاره بودن به چه کسی </text:span></text:p>
            <text:p text:style-name="P2">         <text:span text:style-name="T7">صفحه </text:span><text:span text:style-name="T6">2 </text:span><text:span text:style-name="T7">قسمت سی</text:span></text:p>
            <text:p text:style-name="P2"><text:span text:style-name="T6">2-</text:span><text:span text:style-name="T7">مدیریت لیست مشتریان</text:span></text:p>
            <text:p text:style-name="P2">         <text:span text:style-name="T6">1-</text:span><text:span text:style-name="T7">افزودن مشتری</text:span></text:p>
            <text:p text:style-name="P2">         <text:span text:style-name="T6">2-</text:span><text:span text:style-name="T7">ویرایش مشتری</text:span></text:p>
            <text:p text:style-name="P2">         <text:span text:style-name="T6">3-</text:span><text:span text:style-name="T7">فقط مدیر</text:span></text:p>
            <text:p text:style-name="P2"><text:span text:style-name="T6">3-</text:span><text:span text:style-name="T7">مدیریت عناوین محصولات </text:span></text:p>
            <text:p text:style-name="P2">         <text:span text:style-name="T6">3-</text:span><text:span text:style-name="T7">پاسخ به صوالات عمومی از محصولات </text:span><text:span text:style-name="T6">- </text:span><text:span text:style-name="T7">وجود کپی جهت اجاره</text:span></text:p>
            <text:p text:style-name="P2"> </text:p>
            <text:p text:style-name="P2"><text:span text:style-name="T6">5-</text:span><text:span text:style-name="T7">مدیریت دیر کرد</text:span></text:p>
            <text:p text:style-name="P2">           <text:span text:style-name="T6">1-</text:span><text:span text:style-name="T7">ثبت مبلغ دیر کرد برای پرداخت بعدا</text:span></text:p>
            <text:p text:style-name="P2">           <text:span text:style-name="T6">2-</text:span><text:span text:style-name="T7">بررسی وجود دیر کرد</text:span></text:p>
            <text:p text:style-name="P2">           <text:span text:style-name="T6">3-</text:span><text:span text:style-name="T7">ثبت پرداخت دیرکرد</text:span></text:p>
            <text:p text:style-name="P2">           <text:span text:style-name="T6">4-</text:span><text:span text:style-name="T7">توضیح اطلاعات دیرکرد</text:span></text:p>
            <text:p text:style-name="P2"><text:soft-page-break/> </text:p>
            <text:p text:style-name="P2"> <text:span text:style-name="T6">6-</text:span><text:span text:style-name="T7">رزرو عنوان</text:span></text:p>
            <text:p text:style-name="P2">        <text:span text:style-name="T6">1-</text:span><text:span text:style-name="T7">ثبت رزرو</text:span></text:p>
            <text:p text:style-name="P2">        <text:span text:style-name="T6">2-</text:span><text:span text:style-name="T7">قرار دادن عنوان در لیست انتظار</text:span></text:p>
            <text:p text:style-name="P2">        <text:span text:style-name="T6">3-</text:span><text:span text:style-name="T7">کنسل کردن رزرو</text:span></text:p>
            <text:p text:style-name="P2"> </text:p>
            <text:p text:style-name="P2"> <text:span text:style-name="T6">10-</text:span><text:span text:style-name="T7">پشتیبان گیری</text:span></text:p>
            <text:p text:style-name="P2">     </text:p>
            <text:p text:style-name="P3">امکانات سطح مدیر</text:p>
            <text:p text:style-name="P2"> </text:p>
            <text:p text:style-name="P2"><text:span text:style-name="T6">2-</text:span><text:span text:style-name="T7">مدیریت لیست مشتریان</text:span></text:p>
            <text:p text:style-name="P2">         <text:span text:style-name="T6">3-</text:span><text:span text:style-name="T7">حذف مشتری</text:span></text:p>
            <text:p text:style-name="P2"><text:span text:style-name="T6">3-</text:span><text:span text:style-name="T7">مدیریت عناوین محصولات </text:span></text:p>
            <text:p text:style-name="P2">         <text:span text:style-name="T6">1-</text:span><text:span text:style-name="T7">افزودن عنوان</text:span></text:p>
            <text:p text:style-name="P2">         <text:span text:style-name="T6">2-</text:span><text:span text:style-name="T7">حذف عنوان</text:span></text:p>
            <text:p text:style-name="P2">         </text:p>
            <text:p text:style-name="P2"><text:span text:style-name="T6">4-</text:span><text:span text:style-name="T7">مدیریت موجودی</text:span></text:p>
            <text:p text:style-name="P2">         <text:span text:style-name="T6">1-</text:span><text:span text:style-name="T7">افزودن یک یا بیشتر</text:span></text:p>
            <text:p text:style-name="P2">         <text:span text:style-name="T6">2-</text:span><text:span text:style-name="T7">حذف </text:span><text:span text:style-name="T6">(</text:span><text:span text:style-name="T7">گم کردن</text:span><text:span text:style-name="T6">- </text:span><text:span text:style-name="T7">خراب </text:span><text:span text:style-name="T6">- </text:span><text:span text:style-name="T7">نیاز نداشتن</text:span><text:span text:style-name="T6">) </text:span><text:span text:style-name="T7">عنوان</text:span></text:p>
            <text:p text:style-name="P2"> </text:p>
            <text:p text:style-name="P2"><text:span text:style-name="T6">7-</text:span><text:span text:style-name="T7">گذارش مشتری</text:span></text:p>
            <text:p text:style-name="P2">           <text:span text:style-name="T6">1-</text:span><text:span text:style-name="T7">گذارش همه مشتریان</text:span></text:p>
            <text:p text:style-name="P2">           <text:span text:style-name="T6">2-</text:span><text:span text:style-name="T7">گذارش مشتریانی که مهلت تحویلشان فرا رسیده</text:span></text:p>
            <text:p text:style-name="P2">           <text:span text:style-name="T6">3-</text:span><text:span text:style-name="T7">گذارش مشتریانی که یک یا بیشتر بدهی دارند</text:span></text:p>
            <text:p text:style-name="P2"> </text:p>
            <text:p text:style-name="P2"><text:span text:style-name="T6">8-</text:span><text:span text:style-name="T7">گزارش عناوین</text:span></text:p>
            <text:p text:style-name="P2">           <text:span text:style-name="T6">1-</text:span><text:span text:style-name="T7">نام و اطلاعات </text:span><text:span text:style-name="T7">پایه دیگر عنوان</text:span></text:p>
            <text:p text:style-name="P2">           <text:span text:style-name="T6">2-</text:span><text:span text:style-name="T7">گذارش گیری کلی </text:span><text:span text:style-name="T6">(</text:span><text:span text:style-name="T7">تعداد موجودی </text:span><text:span text:style-name="T6">- </text:span><text:span text:style-name="T7">تعداد در انتظار </text:span><text:span text:style-name="T6">-</text:span><text:span text:style-name="T7">تعداد اجاره داده شده</text:span><text:span text:style-name="T6">)</text:span></text:p>
            <text:p text:style-name="P2"><text:soft-page-break/>           <text:span text:style-name="T6">3-</text:span><text:span text:style-name="T7">گذارش لیست انتظار یک عنوان خاص</text:span></text:p>
            <text:p text:style-name="P2"> </text:p>
            <text:p text:style-name="P2"><text:span text:style-name="T6">9-</text:span><text:span text:style-name="T7">قوانین متفرقه</text:span></text:p>
            <text:p text:style-name="P2">           <text:span text:style-name="T6">1-</text:span><text:span text:style-name="T7">تنظیم نرخ اجاره گروه </text:span><text:span text:style-name="T6">(</text:span><text:span text:style-name="T7">فیلم </text:span><text:span text:style-name="T6">- </text:span><text:span text:style-name="T7">بازی</text:span><text:span text:style-name="T6">)</text:span></text:p>
            <text:p text:style-name="P2">           <text:span text:style-name="T6">2-</text:span><text:span text:style-name="T7">تنظیم مدت اجاره گروه</text:span><text:span text:style-name="T6">(</text:span><text:span text:style-name="T7">فیلم </text:span><text:span text:style-name="T6">-</text:span><text:span text:style-name="T7">بازی</text:span><text:span text:style-name="T6">)</text:span></text:p>
            <text:p text:style-name="P2"> </text:p>
            <text:p text:style-name="P6"/>
          </table:table-cell>
        </table:table-row>
        <table:table-row table:style-name="Table1.2">
          <table:table-cell table:style-name="Table1.A2" office:value-type="string">
            <text:p text:style-name="P10">22_8</text:p>
          </table:table-cell>
          <table:table-cell table:style-name="Table1.A2" office:value-type="string">
            <text:p text:style-name="P6">بارگیری اطلاعات موقع باز شدن برنامه</text:p>
          </table:table-cell>
          <table:table-cell table:style-name="Table1.C2" office:value-type="float" office:value="7">
            <text:p text:style-name="P6">7</text:p>
          </table:table-cell>
          <table:table-cell table:style-name="Table1.C2" office:value-type="float" office:value="30">
            <text:p text:style-name="P6">30</text:p>
          </table:table-cell>
          <table:table-cell table:style-name="Table1.A2" office:value-type="string">
            <text:p text:style-name="P8">مشاهده اطلاعات قبلی بعد از راه اندازی مجدد</text:p>
          </table:table-cell>
          <table:table-cell table:style-name="Table1.A2" office:value-type="string">
            <text:p text:style-name="P6">این مورد به علت وجود پایگاه داده به صورت خودکار انجام میگیرد</text:p>
          </table:table-cell>
        </table:table-row>
        <table:table-row table:style-name="Table1.2">
          <table:table-cell table:style-name="Table1.A2" office:value-type="string">
            <text:p text:style-name="P10">22_7</text:p>
          </table:table-cell>
          <table:table-cell table:style-name="Table1.A2" office:value-type="string">
            <text:p text:style-name="P6">بار گذاری اطلاعات موقع اجرای برنامه</text:p>
          </table:table-cell>
          <table:table-cell table:style-name="Table1.C2" office:value-type="float" office:value="7">
            <text:p text:style-name="P6">7</text:p>
          </table:table-cell>
          <table:table-cell table:style-name="Table1.C2" office:value-type="float" office:value="30">
            <text:p text:style-name="P6">30</text:p>
          </table:table-cell>
          <table:table-cell table:style-name="Table1.A2" office:value-type="string">
            <text:p text:style-name="P6">مشاهده اطلاعات ذخیره روی دیسک سخت پس از خروج از برنامه</text:p>
          </table:table-cell>
          <table:table-cell table:style-name="Table1.A2" office:value-type="string">
            <text:p text:style-name="P6">این مورد به علت وجود پایگاه داده به صورت خودکار انجام میگیرد</text:p>
          </table:table-cell>
        </table:table-row>
        <table:table-row table:style-name="Table1.2">
          <table:table-cell table:style-name="Table1.A2" office:value-type="string">
            <text:p text:style-name="P10">1-1 <text:s/>22-5</text:p>
          </table:table-cell>
          <table:table-cell table:style-name="Table1.A2" office:value-type="string">
            <text:p text:style-name="P6">اجاره دادن یک یا بیشتر عوان به مشتری</text:p>
          </table:table-cell>
          <table:table-cell table:style-name="Table1.C2" office:value-type="float" office:value="6">
            <text:p text:style-name="P6">6</text:p>
          </table:table-cell>
          <table:table-cell table:style-name="Table1.C2" office:value-type="float" office:value="80">
            <text:p text:style-name="P6">80</text:p>
          </table:table-cell>
          <table:table-cell table:style-name="Table1.A2" office:value-type="string">
            <text:p text:style-name="P9">ثبت شماره دیسک و شماره مشتری ، مشاهده هزینه قابل پرداخت</text:p>
          </table:table-cell>
          <table:table-cell table:style-name="Table1.A2" office:value-type="string">
            <text:p text:style-name="P8">پیچیدگی بالایی نداشته و نیاز به دیاگرام احساس نمیشود.</text:p>
          </table:table-cell>
        </table:table-row>
        <table:table-row table:style-name="Table1.2">
          <table:table-cell table:style-name="Table1.A7" office:value-type="string">
            <text:p text:style-name="P10">1-2</text:p>
            <text:p text:style-name="P10">22-6</text:p>
          </table:table-cell>
          <table:table-cell table:style-name="Table1.A7" office:value-type="string">
            <text:p text:style-name="P6">ثبت بازگشتی ها</text:p>
          </table:table-cell>
          <table:table-cell table:style-name="Table1.C7" office:value-type="float" office:value="6">
            <text:p text:style-name="P6">6</text:p>
          </table:table-cell>
          <table:table-cell table:style-name="Table1.C7" office:value-type="float" office:value="40">
            <text:p text:style-name="P6">40</text:p>
          </table:table-cell>
          <table:table-cell table:style-name="Table1.A7" office:value-type="string">
            <text:p text:style-name="P6">ثبت شماره عنوان برگشتی ، مشاهده پیغام مربوطه</text:p>
          </table:table-cell>
          <table:table-cell table:style-name="Table1.A7" office:value-type="string">
            <text:p text:style-name="P6"/>
          </table:table-cell>
        </table:table-row>
        <table:table-row table:style-name="Table1.2">
          <table:table-cell table:style-name="Table1.A7" office:value-type="string">
            <text:p text:style-name="P10">2-1</text:p>
            <text:p text:style-name="P10">22-4</text:p>
          </table:table-cell>
          <table:table-cell table:style-name="Table1.A7" office:value-type="string">
            <text:p text:style-name="P6">افزودن مشتری</text:p>
          </table:table-cell>
          <table:table-cell table:style-name="Table1.C7" office:value-type="float" office:value="6">
            <text:p text:style-name="P6">6</text:p>
          </table:table-cell>
          <table:table-cell table:style-name="Table1.C7" office:value-type="float" office:value="50">
            <text:p text:style-name="P6">50</text:p>
          </table:table-cell>
          <table:table-cell table:style-name="Table1.A7" office:value-type="string">
            <text:p text:style-name="P6">ورود اطلاعات مشتری، مشاهده کارت قال چاپ مشتری</text:p>
          </table:table-cell>
          <table:table-cell table:style-name="Table1.A7" office:value-type="string">
            <text:p text:style-name="P6"/>
          </table:table-cell>
        </table:table-row>
        <table:table-row table:style-name="Table1.2">
          <table:table-cell table:style-name="Table1.A7" office:value-type="string">
            <text:p text:style-name="P10">2-2</text:p>
            <text:p text:style-name="P10">22-13</text:p>
          </table:table-cell>
          <table:table-cell table:style-name="Table1.A7" office:value-type="string">
            <text:p text:style-name="P6">ویرایش مشتری</text:p>
          </table:table-cell>
          <table:table-cell table:style-name="Table1.C7" office:value-type="float" office:value="5">
            <text:p text:style-name="P6">5</text:p>
          </table:table-cell>
          <table:table-cell table:style-name="Table1.C7" office:value-type="float" office:value="50">
            <text:p text:style-name="P6">50</text:p>
          </table:table-cell>
          <table:table-cell table:style-name="Table1.A7" office:value-type="string">
            <text:p text:style-name="P6">ورود شماره مشتری ، مشاهده اطلاعات قبلی و تغییر در صورت نیاز ، ثبت تغییرات.</text:p>
          </table:table-cell>
          <table:table-cell table:style-name="Table1.A7" office:value-type="string">
            <text:p text:style-name="P6">برای مشاهده تغییرات میتوان دوباره ویرایش کرد تا تأثیر را مشاهده نمود.</text:p>
          </table:table-cell>
        </table:table-row>
        <table:table-row table:style-name="Table1.2">
          <table:table-cell table:style-name="Table1.A7" office:value-type="string">
            <text:p text:style-name="P10">2-3</text:p>
            <text:p text:style-name="P10">22-14</text:p>
          </table:table-cell>
          <table:table-cell table:style-name="Table1.A7" office:value-type="string">
            <text:p text:style-name="P6">حذف مشتری</text:p>
          </table:table-cell>
          <table:table-cell table:style-name="Table1.C7" office:value-type="float" office:value="5">
            <text:p text:style-name="P6">5</text:p>
          </table:table-cell>
          <table:table-cell table:style-name="Table1.C7" office:value-type="float" office:value="50">
            <text:p text:style-name="P6">50</text:p>
          </table:table-cell>
          <table:table-cell table:style-name="Table1.A7" office:value-type="string">
            <text:p text:style-name="P6">ورود شماره مشتری ، تأیید حذف</text:p>
          </table:table-cell>
          <table:table-cell table:style-name="Table1.A7" office:value-type="string">
            <text:p text:style-name="P6">برای اطمینان از حذف میتوان مشتری را ویرایش کرد.</text:p>
          </table:table-cell>
        </table:table-row>
        <table:table-row table:style-name="Table1.2">
          <table:table-cell table:style-name="Table1.A7" office:value-type="string">
            <text:p text:style-name="P10">3-1</text:p>
            <text:p text:style-name="P10">22-15</text:p>
          </table:table-cell>
          <table:table-cell table:style-name="Table1.A7" office:value-type="string">
            <text:p text:style-name="P6">افزودن عنوان</text:p>
          </table:table-cell>
          <table:table-cell table:style-name="Table1.C7" office:value-type="float" office:value="6">
            <text:p text:style-name="P6">6</text:p>
          </table:table-cell>
          <table:table-cell table:style-name="Table1.C7" office:value-type="float" office:value="50">
            <text:p text:style-name="P6">50</text:p>
          </table:table-cell>
          <table:table-cell table:style-name="Table1.A7" office:value-type="string">
            <text:p text:style-name="P6">ورود مشخصات عنوان ، مشاهده پیغام تأیید</text:p>
          </table:table-cell>
          <table:table-cell table:style-name="Table1.A7" office:value-type="string">
            <text:p text:style-name="P6">برای اطمینان میتوان ویرایش را امتحان کرد.</text:p>
          </table:table-cell>
        </table:table-row>
        <table:table-row table:style-name="Table1.2">
          <table:table-cell table:style-name="Table1.A7" office:value-type="string">
            <text:p text:style-name="P10">3-2</text:p>
            <text:p text:style-name="P10">22-16</text:p>
          </table:table-cell>
          <table:table-cell table:style-name="Table1.A7" office:value-type="string">
            <text:p text:style-name="P6">حذف عنوان</text:p>
          </table:table-cell>
          <table:table-cell table:style-name="Table1.C7" office:value-type="float" office:value="5">
            <text:p text:style-name="P6">5</text:p>
          </table:table-cell>
          <table:table-cell table:style-name="Table1.C7" office:value-type="float" office:value="50">
            <text:p text:style-name="P6">50</text:p>
          </table:table-cell>
          <table:table-cell table:style-name="Table1.A7" office:value-type="string">
            <text:p text:style-name="P6">ورود شماره عنوان، مشاهده پیغام مثبت</text:p>
          </table:table-cell>
          <table:table-cell table:style-name="Table1.A7" office:value-type="string">
            <text:p text:style-name="P6">برای اطمینان میتوان ویرایش را امتحان کرد.</text:p>
          </table:table-cell>
        </table:table-row>
        <table:table-row table:style-name="Table1.2">
          <table:table-cell table:style-name="Table1.A7" office:value-type="string">
            <text:p text:style-name="P10">3-3</text:p>
            <text:p text:style-name="P10">22-17</text:p>
          </table:table-cell>
          <table:table-cell table:style-name="Table1.A7" office:value-type="string">
            <text:p text:style-name="P6">پاسخ به سؤالات عمومی در رابطه با عنوان</text:p>
          </table:table-cell>
          <table:table-cell table:style-name="Table1.C7" office:value-type="float" office:value="6">
            <text:p text:style-name="P6">6</text:p>
          </table:table-cell>
          <table:table-cell table:style-name="Table1.C7" office:value-type="float" office:value="50">
            <text:p text:style-name="P6">50</text:p>
          </table:table-cell>
          <table:table-cell table:style-name="Table1.A7" office:value-type="string">
            <text:p text:style-name="P6">ورود شماره عنوان ، مشاهده اطلاعات عمومی + تعداد موجودی</text:p>
          </table:table-cell>
          <table:table-cell table:style-name="Table1.A7" office:value-type="string">
            <text:p text:style-name="P6"/>
          </table:table-cell>
        </table:table-row>
        <table:table-row table:style-name="Table1.2"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6"/>
          </table:table-cell>
          <table:table-cell table:style-name="Table1.C7">
            <text:p text:style-name="P6"/>
          </table:table-cell>
          <table:table-cell table:style-name="Table1.C7">
            <text:p text:style-name="P6"/>
          </table:table-cell>
          <table:table-cell table:style-name="Table1.A7" office:value-type="string">
            <text:p text:style-name="P6"/>
          </table:table-cell>
          <table:table-cell table:style-name="Table1.A7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regular" svg:font-family="robotoregular, sans-serif"/>
    <style:font-face style:name="Tahoma1" svg:font-family="Tahoma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 Nazanin+ Regular" svg:font-family="'B Nazanin+ Regular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fa" style:country-complex="IR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end" style:justify-single-word="false" fo:orphans="2" fo:widows="2" style:writing-mode="rl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0in" fo:margin-right="0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hra</meta:initial-creator>
    <dc:creator>Mahdi Rafatjah</dc:creator>
    <meta:editing-cycles>9</meta:editing-cycles>
    <meta:creation-date>2017-04-25T07:48:00</meta:creation-date>
    <dc:date>2017-04-29T09:04:50.96</dc:date>
    <meta:editing-duration>PT2M52S</meta:editing-duration>
    <meta:generator>OpenOffice/4.1.3$Win32 OpenOffice.org_project/413m1$Build-9783</meta:generator>
    <meta:document-statistic meta:table-count="1" meta:image-count="0" meta:object-count="0" meta:page-count="3" meta:paragraph-count="137" meta:word-count="535" meta:character-count="28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